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onaco" svg:font-family="Monaco, 'DejaVu Sans Mono', 'Bitstream Vera Sans Mono', 'Lucida Console', monospace"/>
    <style:font-face style:name="OpenSymbol" svg:font-family="OpenSymbol"/>
    <style:font-face style:name="Verdana" svg:font-family="Verdana, Arial, Helvetica, sans-serif"/>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Light2" svg:font-family="'DejaVu Sans Light'" style:font-family-generic="swiss" style:font-pitch="variable"/>
    <style:font-face style:name="DejaVu Sans Light" svg:font-family="'DejaVu Sans Light'" style:font-adornments="ExtraLight" style:font-family-generic="swiss" style:font-pitch="variable"/>
    <style:font-face style:name="DejaVu Sans Light1" svg:font-family="'DejaVu Sans Light'" style:font-adornments="Gra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hadow="none" style:may-break-between-rows="false"/>
    </style:style>
    <style:style style:name="Tableau6.A" style:family="table-column">
      <style:table-column-properties style:column-width="17cm" style:rel-column-width="9638*"/>
    </style:style>
    <style:style style:name="Tableau6.A1" style:family="table-cell">
      <style:table-cell-properties fo:padding="0.097cm" fo:border="0.05pt solid #000000"/>
    </style:style>
    <style:style style:name="Tableau7" style:family="table">
      <style:table-properties style:width="17cm" table:align="margins" style:may-break-between-rows="false"/>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may-break-between-rows="false"/>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may-break-between-rows="false"/>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text-properties style:font-name="DejaVu Sans Mono"/>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able_20_Contents">
      <style:text-properties style:font-name="DejaVu Sans Mono" fo:font-size="9pt" style:font-size-asian="9pt" style:font-size-complex="9pt"/>
    </style:style>
    <style:style style:name="P14" style:family="paragraph" style:parent-style-name="Table_20_Contents">
      <style:text-properties style:font-name="DejaVu Sans Mono" fo:font-size="9pt" style:font-size-asian="7.84999990463257pt" style:font-size-complex="9pt"/>
    </style:style>
    <style:style style:name="P15" style:family="paragraph" style:parent-style-name="Table_20_Contents">
      <style:text-properties style:font-name="DejaVu Sans Mono" fo:font-size="9pt" style:font-size-asian="9pt" style:font-size-complex="9pt"/>
    </style:style>
    <style:style style:name="P16" style:family="paragraph" style:parent-style-name="Contents_20_Heading">
      <style:paragraph-properties fo:break-before="page"/>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DejaVu Sans Mono"/>
    </style:style>
    <style:style style:name="T3" style:family="text">
      <style:text-properties style:font-name="DejaVu Sans Mono"/>
    </style:style>
    <style:style style:name="T4" style:family="text">
      <style:text-properties fo:font-style="italic" style:font-style-asian="italic" style:font-style-complex="italic"/>
    </style:style>
    <style:style style:name="T5" style:family="text">
      <style:text-properties fo:font-variant="normal" fo:text-transform="none" fo:color="#000000" style:font-name="DejaVu Sans Light" fo:font-size="10.5pt" fo:letter-spacing="normal" fo:font-style="normal" fo:font-weight="150" style:font-size-asian="10.5pt" style:font-size-complex="10.5pt"/>
    </style:style>
    <style:style style:name="T6" style:family="text">
      <style:text-properties fo:font-variant="normal" fo:text-transform="none" fo:color="#000000" fo:letter-spacing="normal" fo:font-style="normal" fo:font-weight="normal"/>
    </style:style>
    <style:style style:name="T7" style:family="text">
      <style:text-properties style:font-name="DejaVu Sans Light" fo:font-weight="150"/>
    </style:style>
    <style:style style:name="T8" style:family="text">
      <style:text-properties style:font-name="DejaVu Sans Light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Document number:<text:tab/>(unassigned)</text:p>
      <text:p text:style-name="Standard"><text:tab/><text:tab/><text:tab/><text:tab/><text:tab/><text:tab/><text:tab/>Date:<text:tab/><text:tab/><text:tab/><text:tab/>2013-04-10</text:p>
      <text:p text:style-name="Standard"><text:tab/><text:tab/><text:tab/><text:tab/><text:tab/><text:tab/><text:tab/>Revision:<text:tab/><text:tab/><text:tab/>0</text:p>
      <text:p text:style-name="Standard"/>
      <text:p text:style-name="Standard"><text:tab/><text:tab/><text:tab/><text:tab/><text:tab/><text:tab/><text:tab/>Emmanuel Deloget, efixo</text:p>
      <text:p text:style-name="Standard"><text:tab/><text:tab/><text:tab/><text:tab/><text:tab/><text:tab/><text:tab/><text:a xlink:type="simple" xlink:href="mailto:emmanuel.deloget@efixo.com">emmanuel.deloget@efixo.com</text:a></text:p>
      <text:p text:style-name="Heading">Processes and inter-process communication</text:p>
      <text:p text:style-name="Hanging_20_indent"><text:span text:style-name="T1">Abstract</text:span>: <text:s/>modern operating systems provide two different ways to run tasks concurrently: thread and processes. Threads are covered by the 2011 ISO/IEC C++ standard through the means of several library and core language components. Processes are yet to be added to the language definition.<text:line-break/>This proposal focuses on a possible definition for a process creation class tentatively named <text:span text:style-name="T2">std::process</text:span> and extends the C++ standard library with several other components that are useful to implement inter-process communication.</text:p>
      <text:p text:style-name="Hanging_20_indent"/>
      <text:table-of-content text:style-name="Sect1" text:protected="true" text:name="Table des matières1">
        <text:table-of-content-source text:outline-level="3" text:use-index-marks="false" text:relative-tab-stop-position="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6">Table of content</text:p>
          </text:index-title>
          <text:p text:style-name="P18"><text:a xlink:type="simple" xlink:href="#__RefHeading__134_702465479" text:style-name="Index_20_Link" text:visited-style-name="Index_20_Link">Motivation and scope<text:tab/>3</text:a></text:p>
          <text:p text:style-name="P18"><text:a xlink:type="simple" xlink:href="#__RefHeading__136_702465479" text:style-name="Index_20_Link" text:visited-style-name="Index_20_Link">Impact on the standard<text:tab/>3</text:a></text:p>
          <text:p text:style-name="P18"><text:a xlink:type="simple" xlink:href="#__RefHeading__138_702465479" text:style-name="Index_20_Link" text:visited-style-name="Index_20_Link">Design decisions<text:tab/>4</text:a></text:p>
          <text:p text:style-name="P19"><text:a xlink:type="simple" xlink:href="#__RefHeading__170_702465479" text:style-name="Index_20_Link" text:visited-style-name="Index_20_Link">On the synopsis of class std::process<text:tab/>4</text:a></text:p>
          <text:p text:style-name="P19"><text:a xlink:type="simple" xlink:href="#__RefHeading__196_702465479" text:style-name="Index_20_Link" text:visited-style-name="Index_20_Link">On std::terminate_flag<text:tab/>4</text:a></text:p>
          <text:p text:style-name="P19"><text:a xlink:type="simple" xlink:href="#__RefHeading__673_1309699920" text:style-name="Index_20_Link" text:visited-style-name="Index_20_Link">On detached processes<text:tab/>6</text:a></text:p>
          <text:p text:style-name="P19"><text:a xlink:type="simple" xlink:href="#__RefHeading__198_702465479" text:style-name="Index_20_Link" text:visited-style-name="Index_20_Link">On why std::process::~process() might call std::terminate()<text:tab/>6</text:a></text:p>
          <text:p text:style-name="P19"><text:a xlink:type="simple" xlink:href="#__RefHeading__234_702465479" text:style-name="Index_20_Link" text:visited-style-name="Index_20_Link">On std::this_process::exec() and std::this_process::spawn()<text:tab/>7</text:a></text:p>
          <text:p text:style-name="P19"><text:a xlink:type="simple" xlink:href="#__RefHeading__952_1309699920" text:style-name="Index_20_Link" text:visited-style-name="Index_20_Link">On join() vs. wait()<text:tab/>7</text:a></text:p>
          <text:p text:style-name="P18"><text:a xlink:type="simple" xlink:href="#__RefHeading__140_702465479" text:style-name="Index_20_Link" text:visited-style-name="Index_20_Link">Annotated synopsis<text:tab/>8</text:a></text:p>
          <text:p text:style-name="P19"><text:a xlink:type="simple" xlink:href="#__RefHeading__905_1309699920" text:style-name="Index_20_Link" text:visited-style-name="Index_20_Link">Header &lt;process&gt; synopsis<text:tab/>8</text:a></text:p>
          <text:p text:style-name="P19"><text:a xlink:type="simple" xlink:href="#__RefHeading__907_1309699920" text:style-name="Index_20_Link" text:visited-style-name="Index_20_Link">enum struct terminate_flag<text:tab/>9</text:a></text:p>
          <text:p text:style-name="P19"><text:a xlink:type="simple" xlink:href="#__RefHeading__909_1309699920" text:style-name="Index_20_Link" text:visited-style-name="Index_20_Link">class process<text:tab/>10</text:a></text:p>
          <text:p text:style-name="P19"><text:a xlink:type="simple" xlink:href="#__RefHeading__911_1309699920" text:style-name="Index_20_Link" text:visited-style-name="Index_20_Link">class process::id<text:tab/>11</text:a></text:p>
          <text:p text:style-name="P18"><text:a xlink:type="simple" xlink:href="#__RefHeading__142_702465479" text:style-name="Index_20_Link" text:visited-style-name="Index_20_Link">Additional notes, questions, answers<text:tab/>12</text:a></text:p>
          <text:p text:style-name="P19"><text:a xlink:type="simple" xlink:href="#__RefHeading__144_702465479" text:style-name="Index_20_Link" text:visited-style-name="Index_20_Link">Microsoft Windows and fork()<text:tab/>12</text:a></text:p>
          <text:p text:style-name="P19"><text:a xlink:type="simple" xlink:href="#__RefHeading__200_702465479" text:style-name="Index_20_Link" text:visited-style-name="Index_20_Link">What should be the type of the cmd argument of this_process::exec() ?<text:tab/>12</text:a></text:p>
          <text:p text:style-name="P19"><text:a xlink:type="simple" xlink:href="#__RefHeading__675_1309699920" text:style-name="Index_20_Link" text:visited-style-name="Index_20_Link">Should this proposal include some form of signal management?<text:tab/>12</text:a></text:p>
          <text:p text:style-name="P19"><text:a xlink:type="simple" xlink:href="#__RefHeading__966_1309699920" text:style-name="Index_20_Link" text:visited-style-name="Index_20_Link">Should the proposal handle process return codes?<text:tab/>12</text:a></text:p>
          <text:p text:style-name="P18"><text:a xlink:type="simple" xlink:href="#__RefHeading__677_1309699920" text:style-name="Index_20_Link" text:visited-style-name="Index_20_Link">Implementation<text:tab/>13</text:a></text:p>
          <text:p text:style-name="P18"><text:a xlink:type="simple" xlink:href="#__RefHeading__801_1309699920" text:style-name="Index_20_Link" text:visited-style-name="Index_20_Link">Bibliography<text:tab/>13</text:a></text:p>
          <text:p text:style-name="P18"><text:a xlink:type="simple" xlink:href="#__RefHeading__272_702465479" text:style-name="Index_20_Link" text:visited-style-name="Index_20_Link">Thanks<text:tab/>13</text:a></text:p>
        </text:index-body>
      </text:table-of-content>
      <text:p text:style-name="Hanging_20_indent"/>
      <text:h text:style-name="P17" text:outline-level="1"><text:bookmark-start text:name="__RefHeading__134_702465479"/>Motivation and scope<text:bookmark-end text:name="__RefHeading__134_702465479"/></text:h>
      <text:p text:style-name="Text_20_body">Process management is of high interest to every system programmer. As soon as a project is made of more than one executable program there is good chance that some form of process management will be needed.</text:p>
      <text:p text:style-name="Text_20_body">While full-fledged process management might be seen as a desirable goal, I believe that this is not really the case. The way processes are handled is strongly dependent on the underlying operation system. While the concepts might be common (we can search processes, list them, change their priority or kill them) the implementations vary widely – too widely perhaps to be abstracted in a common interface. The various OSes tend to expose different interfaces and when exposed interfaces are similar they often have subtle different semantics.</text:p>
      <text:p text:style-name="Text_20_body">Thus this proposal limits itself to process creation and external program execution – by the mean of a <text:span text:style-name="T2">std::process</text:span> class and an <text:span text:style-name="T2">std::this_process::exec()</text:span> function. </text:p>
      <text:p text:style-name="Text_20_body">Once these new components are defined we need to expose solutions to help the communication between processes. Multiple communication channels are available: </text:p>
      <text:list xml:id="list1873735564" text:style-name="L7">
        <text:list-item>
          <text:p text:style-name="P8">Shared memory support allow multiple processes to share data.</text:p>
        </text:list-item>
        <text:list-item>
          <text:p text:style-name="P8">Synchronization primitives (mutexes, semaphores...) helps to reduce data or resource race.</text:p>
        </text:list-item>
        <text:list-item>
          <text:p text:style-name="P8">Stream redirection enables the creation of process pipelines.</text:p>
        </text:list-item>
      </text:list>
      <text:p text:style-name="Text_20_body">All these communication mechanisms are collectively called IPC – for Inter-process Communication. These IPC mechanisms are abstracted in a set of coherent components which are described below. </text:p>
      <text:p text:style-name="Text_20_body">Of course, there are other IPC mechanisms that are left untouched by this proposal, including sockets (currently worked out by the Networking subgroup), SystemV message queues, signals and so on.</text:p>
      <text:h text:style-name="Heading_20_1" text:outline-level="1"><text:bookmark-start text:name="__RefHeading__136_702465479"/>Impact on the standard<text:bookmark-end text:name="__RefHeading__136_702465479"/></text:h>
      <text:p text:style-name="Text_20_body">This proposal does not depend on any other standard but the ISO/IEC C++11 standard. </text:p>
      <text:p text:style-name="Text_20_body">This proposal has no impact outside the C++ standard library. In particular, no new symbol are added outside the <text:span text:style-name="T2">std</text:span> namespace. Although this may change in the future, all the proposed changes are currently contained in new library headers:</text:p>
      <text:list xml:id="list12670152721" text:style-name="L1">
        <text:list-item>
          <text:p text:style-name="P3">&lt;process&gt;</text:p>
        </text:list-item>
        <text:list-item>
          <text:p text:style-name="P3">&lt;named_mutex&gt;</text:p>
        </text:list-item>
        <text:list-item>
          <text:p text:style-name="P3">&lt;named_semaphore&gt;</text:p>
        </text:list-item>
        <text:list-item>
          <text:p text:style-name="P3">&lt;named_pipe&gt;</text:p>
        </text:list-item>
        <text:list-item>
          <text:p text:style-name="P3">&lt;shmem&gt;</text:p>
        </text:list-item>
        <text:list-item>
          <text:p text:style-name="P3">&lt;redirect&gt;</text:p>
        </text:list-item>
      </text:list>
      <text:p text:style-name="Text_20_body">(Note 1: some of these headers might be merged with existing headers in a future version <text:soft-page-break/>of this proposal ; for example, it might make sense to regroup the named mutex and the anonymous mutexes in the same &lt;mutex&gt; library header). </text:p>
      <text:p text:style-name="Text_20_body">(Note 2: the proposal often cites the POSIX specification [POSIX] in order to detail particular choices ; this does not mean that this proposal is either based upon the POSIX specification or requires any part of this specification to be implemented.)</text:p>
      <text:h text:style-name="Heading_20_1" text:outline-level="1"><text:bookmark-start text:name="__RefHeading__138_702465479"/>Design decisions<text:bookmark-end text:name="__RefHeading__138_702465479"/></text:h>
      <text:h text:style-name="Heading_20_2" text:outline-level="2"><text:bookmark-start text:name="__RefHeading__170_702465479"/>On the synopsis of class std::process<text:bookmark-end text:name="__RefHeading__170_702465479"/></text:h>
      <text:p text:style-name="Text_20_body">The synopsis of class <text:span text:style-name="T2">std::process</text:span> is very similar to the synopsis of class <text:span text:style-name="T2">std::thread</text:span>. This is an assumed choice that has multiple reasons.</text:p>
      <text:list xml:id="list1192954768" text:style-name="L2">
        <text:list-item>
          <text:p text:style-name="P4">From a conceptual point of view, threads and processes are very similar. The only major difference between theses entities is that multiple threads in a single process shares the same memory space while multiple processes live in different memory spaces.</text:p>
        </text:list-item>
        <text:list-item>
          <text:p text:style-name="P4">Like threads, a newly created process can execute arbitrary code; one can wait for the completion of a newly created process – or it can decide that such completion is of no interest (and thus detaching the new process); any processes has an id (in the form of a process ID); </text:p>
        </text:list-item>
      </text:list>
      <text:p text:style-name="Text_20_body">From a user point of view, it make sense to use similar mechanisms to create threads and processes.</text:p>
      <text:h text:style-name="Heading_20_2" text:outline-level="2"><text:bookmark-start text:name="__RefHeading__196_702465479"/>On std::terminate_flag<text:bookmark-end text:name="__RefHeading__196_702465479"/></text:h>
      <text:p text:style-name="Text_20_body">Class <text:span text:style-name="T2">std::process</text:span> introduces a constructor that has no equivalent for threads. This new constructor takes an additional parameter of type <text:span text:style-name="T2">std::terminate_flag</text:span>. </text:p>
      <text:p text:style-name="P2">template &lt;class F, class... Args&gt;<text:line-break/>std::process::process(std::terminate_flag flag, <text:line-break/><text:tab/>F&amp;&amp; f, Args...&amp;&amp; args);</text:p>
      <text:p text:style-name="Text_20_body">When a parent process is forked, the new child process is a copy of the its parent process. The execution of the child process begins right after the fork point. The typical f<text:span text:style-name="T2">ork()</text:span> code is as below:</text:p>
      <table:table table:name="Tableau1" table:style-name="Tableau1">
        <table:table-column table:style-name="Tableau1.A"/>
        <table:table-row>
          <table:table-cell table:style-name="Tableau1.A1" office:value-type="string">
            <text:p text:style-name="P13">void some_function_1()</text:p>
            <text:p text:style-name="P13">{</text:p>
            <text:p text:style-name="P13"><text:tab/>int result = fork();</text:p>
            <text:p text:style-name="P13"><text:tab/>if (result == 0) {</text:p>
            <text:p text:style-name="P13"><text:tab/><text:tab/>// child process</text:p>
            <text:p text:style-name="P13"><text:tab/>} else if (result &gt; 0) {</text:p>
            <text:p text:style-name="P13"><text:tab/><text:tab/>// parent process, wait for child</text:p>
            <text:p text:style-name="P13"><text:tab/><text:tab/>waitpid(result, NULL, 0);</text:p>
            <text:p text:style-name="P13"><text:tab/>} else {</text:p>
            <text:p text:style-name="P13"><text:tab/><text:tab/>// error !</text:p>
            <text:p text:style-name="P13"><text:tab/>}</text:p>
            <text:p text:style-name="P13"><text:tab/>// continued</text:p>
            <text:p text:style-name="P13">}</text:p>
          </table:table-cell>
        </table:table-row>
      </table:table>
      <text:p text:style-name="Text_20_body"/>
      <text:p text:style-name="Text_20_body"><text:soft-page-break/>Once the code in the child process block terminates, the execution continues afterward – meaning that both the child and the parent executes the same code. Most of the time this is not the desired behavior. The programmer is then very likely to call <text:span text:style-name="T2">exit()</text:span> at the right place, as shown below. </text:p>
      <table:table table:name="Tableau3" table:style-name="Tableau3">
        <table:table-column table:style-name="Tableau3.A"/>
        <table:table-row>
          <table:table-cell table:style-name="Tableau3.A1" office:value-type="string">
            <text:p text:style-name="P13">void some_function_2()</text:p>
            <text:p text:style-name="P13">{</text:p>
            <text:p text:style-name="P13"><text:tab/>int result = fork();</text:p>
            <text:p text:style-name="P13"><text:tab/>if (result == 0) {</text:p>
            <text:p text:style-name="P13"><text:tab/><text:tab/>// child process; once finished, we exit</text:p>
            <text:p text:style-name="P13"><text:tab/><text:tab/>exit(EXIT_SUCCESS);</text:p>
            <text:p text:style-name="P13"><text:tab/>} else if (result &gt; 0) {</text:p>
            <text:p text:style-name="P13"><text:tab/><text:tab/>// parent process</text:p>
            <text:p text:style-name="P13"><text:tab/>} else {</text:p>
            <text:p text:style-name="P13"><text:tab/><text:tab/>// error !</text:p>
            <text:p text:style-name="P13"><text:tab/>}</text:p>
            <text:p text:style-name="P13"><text:tab/>// continued</text:p>
            <text:p text:style-name="P13">}</text:p>
          </table:table-cell>
        </table:table-row>
      </table:table>
      <text:p text:style-name="Text_20_body"/>
      <text:p text:style-name="Text_20_body">With the proposed std::process design – and without the help of the additional constructor, <text:s/>the code would look like: </text:p>
      <table:table table:name="Tableau4" table:style-name="Tableau4">
        <table:table-column table:style-name="Tableau4.A"/>
        <table:table-row>
          <table:table-cell table:style-name="Tableau4.A1" office:value-type="string">
            <text:p text:style-name="P13">void some_function_3()</text:p>
            <text:p text:style-name="P13">{</text:p>
            <text:p text:style-name="P13"><text:tab/>std::process([](){</text:p>
            <text:p text:style-name="P13"><text:tab/><text:tab/>// child process; once finished, we exit</text:p>
            <text:p text:style-name="P13"><text:tab/><text:tab/>std::exit(EXIT_FAILURE);</text:p>
            <text:p text:style-name="P13"><text:tab/>}).join();</text:p>
            <text:p text:style-name="P13">}</text:p>
          </table:table-cell>
        </table:table-row>
      </table:table>
      <text:p text:style-name="Text_20_body"/>
      <text:p text:style-name="Text_20_body">However, there is an important issue with this code : the call to the exit() function prevents the destructors of the automatic variables created in the lambda expression to execute. Such a destructor may want to release a system-wide resource that was acquired in a constructor. If the destructor is not executed then the resource will be leaked and might prevent the operating system to run as intended. </text:p>
      <text:p text:style-name="Text_20_body">The newly added <text:span text:style-name="T2">std::process</text:span> constructor helps to prevent such situation. Depending on the value of the flag, the following behavior may be observed:</text:p>
      <text:list xml:id="list1581695935" text:style-name="L3">
        <text:list-item>
          <text:p text:style-name="P5"><text:span text:style-name="T2">std::terminate_flag::terminate_child</text:span>: when the user code terminates, std::exit() is automatically called. Since this call is done outside the user-provided function object the destructors of the automatic variables that were created in the function object are called. </text:p>
        </text:list-item>
        <text:list-item>
          <text:p text:style-name="P5"><text:span text:style-name="T2">std::terminate_flag::terminate_parent</text:span>: if the fork() call succeeds, the parent process exits. </text:p>
        </text:list-item>
        <text:list-item>
          <text:p text:style-name="P5"><text:span text:style-name="T2">std::terminate_flag::terminate_both</text:span>: the child process exits after the user-provided function object has terminated and the parent exits after the fork() call has succeeded. </text:p>
        </text:list-item>
        <text:list-item>
          <text:p text:style-name="P5"><text:span text:style-name="T2">std::terminate_flag::terminate_none</text:span>: both the parent and the child processes continue their execution. </text:p>
        </text:list-item>
      </text:list>
      <text:p text:style-name="Text_20_body">The more “classical” constructor</text:p>
      <text:p text:style-name="P2">template &lt;class F, class... Args&gt;<text:line-break/>std::process::process(F&amp;&amp; f, Args...&amp;&amp; args);</text:p>
      <text:p text:style-name="Text_20_body"><text:soft-page-break/>is equivalent to constructing a process with the flag value <text:span text:style-name="T2">terminate_child</text:span>. This behavior is consistent with the behavior of std::thread: when the user-provided code terminates then the process exits. </text:p>
      <text:h text:style-name="Heading_20_2" text:outline-level="2"><text:bookmark-start text:name="__RefHeading__673_1309699920"/>On detached processes<text:bookmark-end text:name="__RefHeading__673_1309699920"/></text:h>
      <text:p text:style-name="Text_20_body">Detaching a thread means that the thread will not be tracked by its owning process. Despite the lack of tracking the operating system will still do the Right Thing when the thread ends its execution: thread local storage will be reclaimed and the kernel-side thread <text:s/>object will be destroyed. This is done automatically and follow the rule of the least surprise. </text:p>
      <text:p text:style-name="Text_20_body">Detaching a process is a different beast.</text:p>
      <text:p text:style-name="Text_20_body">On most modern operating systems, processes are organized in a parent-child hierarchy but being a process parent does not mean that you have full control on your child. When the parent process dies the child is transferred to another parent (on POSIX systems the <text:span text:style-name="T4">init</text:span> process (i.e. the process with a PID equal to 1) is the new parent).</text:p>
      <text:p text:style-name="Text_20_body">On a POSIX system, a dead child process enters a state which is often called the “waitable” state. While in this state the process still consume an entry in the operating system process list – i.e. it consumes a limited operating system resource. To remove the process from this list, its parent process (which can be the <text:span text:style-name="T4">init</text:span> process) must call <text:span text:style-name="T2">waitpid()</text:span>. This is not true on Microsoft Windows where a dead child is removed from the operating system process list by the operating system itself.</text:p>
      <text:p text:style-name="Text_20_body">As of today, POSIX does not provide any way to reparent a process. There is a way to avoid the creation of zombies in the POSIX specification by telling the system that all our children are to be detached and none are to be waited for by the parent process – this is clearly not a good idea for most programs.</text:p>
      <text:p text:style-name="Text_20_body">Thus, some implementation will need to take additional care when detaching a process. In the mock implementation I provided (see below) I decided to use additional system resources to implement this mechanism : when a child process is detached, a detached thread is created to wait for the its death. Another solution would have been to add a <text:span text:style-name="T2">SIGCHLD</text:span> signal handler and do the wait in this handler.</text:p>
      <text:p text:style-name="Text_20_body">The main issue here is that <text:span text:style-name="T2">waitpid()</text:span> is a blocking call which is waiting for an asynchronous event. The current C++ standard does not provide any mechanism to deal with such kind of blocking calls without resorting to threads. <text:s/></text:p>
      <text:p text:style-name="Text_20_body">Another solution might be proposed in a future version of this text in the form of a <text:span text:style-name="T2">std::detached_process</text:span> class. Such class could implement double-fork on POSIX systems. Forking twice and killing the first child will reparent the second (and now orphaned) child on the <text:span text:style-name="T4">init</text:span> process ; this is a common trick used to avoid the creation of zombie processes. </text:p>
      <text:h text:style-name="Heading_20_2" text:outline-level="2"><text:bookmark-start text:name="__RefHeading__198_702465479"/>On why std::process::~process() might call std::terminate()<text:bookmark-end text:name="__RefHeading__198_702465479"/></text:h>
      <text:p text:style-name="Text_20_body">The arguments here are very similar to the arguments that lead to the definition of the same behavior in <text:span text:style-name="T2">std::thread::~thread()</text:span>. When a join-able process object enter its destructor it may either <text:span text:style-name="T2">detach()</text:span>, <text:span text:style-name="T2">join()</text:span> or do something else. </text:p>
      <text:list xml:id="list200561376" text:style-name="L4">
        <text:list-item>
          <text:p text:style-name="P6">Given the fact that a newly created process can communicate and synchronize with its parent process (or with other processes), automatically detaching an operating system process from its std::process object might lead to strange behaviors and bugs. This is not desirable. </text:p>
        </text:list-item>
        <text:list-item>
          <text:p text:style-name="P6"><text:soft-page-break/>An automatic <text:span text:style-name="T2">join()</text:span> might introduce a performance bug in the user code (or even worse if the underlying operating system process is to never stop). Again, this is not a desirable solution.</text:p>
        </text:list-item>
        <text:list-item>
          <text:p text:style-name="P6">Since neither an automatic <text:span text:style-name="T2">detach()</text:span> nor an automatic <text:span text:style-name="T2">join()</text:span> are satisfactory, and since we cannot throw from a destructor, we're left with the only solution of terminating the client code.</text:p>
        </text:list-item>
      </text:list>
      <text:p text:style-name="Text_20_body">This behavior is consistent with the behavior of std::thread, I therefore believe that it should not pose any problem. <text:s/></text:p>
      <text:h text:style-name="Heading_20_2" text:outline-level="2"><text:bookmark-start text:name="__RefHeading__234_702465479"/>On std::this_process::exec() and std::this_process::spawn()<text:bookmark-end text:name="__RefHeading__234_702465479"/></text:h>
      <text:p text:style-name="Text_20_body">The goal of std::this_process::exec() is to replace the current process image with the process image of an external program. While this is a useful tool, I got several comments during the development of this proposal that asked me to provide a simple way to start an external program in a child process. </text:p>
      <text:p text:style-name="Text_20_body">My original proposal forced the programmer to implement this functionality by himself. </text:p>
      <table:table table:name="Tableau5" table:style-name="Tableau5">
        <table:table-column table:style-name="Tableau5.A"/>
        <table:table-row>
          <table:table-cell table:style-name="Tableau5.A1" office:value-type="string">
            <text:p text:style-name="P13">int main()</text:p>
            <text:p text:style-name="P13">{</text:p>
            <text:p text:style-name="P13"><text:tab/>std::process([](){</text:p>
            <text:p text:style-name="P13"><text:tab/><text:tab/>std::this_process::exec(“/bin/ls”, “-la”, “/”);</text:p>
            <text:p text:style-name="P13"><text:tab/>}).join(); // or .detach()</text:p>
            <text:p text:style-name="P13">}</text:p>
          </table:table-cell>
        </table:table-row>
      </table:table>
      <text:p text:style-name="Text_20_body"/>
      <text:p text:style-name="Text_20_body">Such code was deemed to be simple enough to not be added in this proposal. </text:p>
      <text:p text:style-name="Text_20_body">But then, this code cannot use any optimized fork/exec code path. Microsoft Windows proposes the WINAPI <text:span text:style-name="T2">CreateProcess()</text:span> which is an optimized fork/exec. POSIX systems provides <text:span text:style-name="T2">vfork()</text:span> as an optimized replacement for <text:span text:style-name="T2">fork()</text:span> when the next system call is <text:span text:style-name="T2">exec()</text:span> (<text:span text:style-name="T2">vfork()</text:span> omits some memory management work done by <text:span text:style-name="T2">fork()</text:span>).</text:p>
      <text:p text:style-name="Text_20_body">In order to allow an implementation to propose such fast path, I added both the <text:span text:style-name="T2">std::this_process::spawn()</text:span> and <text:span text:style-name="T2">std::this_process::spawn_wait(</text:span>) functions to this proposal. </text:p>
      <text:h text:style-name="Heading_20_2" text:outline-level="2"><text:bookmark-start text:name="__RefHeading__952_1309699920"/>On join() vs. wait()<text:bookmark-end text:name="__RefHeading__952_1309699920"/></text:h>
      <text:p text:style-name="Text_20_body">While devising the interface of the std::process class I tried many different naming scheme. One of this naming scheme was to use <text:span text:style-name="T2">wait()</text:span> instead of <text:span text:style-name="T2">join()</text:span> - and <text:span text:style-name="T2">waitable()</text:span> instead of <text:span text:style-name="T2">joinable()</text:span>. </text:p>
      <text:p text:style-name="Text_20_body">The wait/waitable terms are consistent with the process-oriented vocabulary of the POSIX specification, while the join/joinable terms are consistent with the existing <text:span text:style-name="T2">std::thread</text:span> vocabulary. I decided to go with the later for the following reasons:</text:p>
      <text:list xml:id="list2124491710" text:style-name="L11">
        <text:list-item>
          <text:p text:style-name="P12">There is little to no conceptual difference between waiting for a process to terminate and joining a thread. </text:p>
        </text:list-item>
        <text:list-item>
          <text:p text:style-name="P12">There is no reason why I should impose a platform-based terminology when an similar terminology is already in use. I fully understand that the existing terminology is also platform-based (coming from the POSIX world).</text:p>
        </text:list-item>
        <text:list-item>
          <text:p text:style-name="P12">Consistency between <text:span text:style-name="T2">std::thread</text:span> and <text:span text:style-name="T2">std::process</text:span> makes the later easier to understand and less confusing.</text:p>
        </text:list-item>
      </text:list>
      <text:p text:style-name="Text_20_body"><text:soft-page-break/></text:p>
      <text:p text:style-name="Text_20_body"/>
      <text:h text:style-name="Heading_20_1" text:outline-level="1"><text:bookmark-start text:name="__RefHeading__140_702465479"/>Annotated synopsis<text:bookmark-end text:name="__RefHeading__140_702465479"/></text:h>
      <text:p text:style-name="Text_20_body">This chapter proposes a synopsis for the proposed addition and - when needed - explain a few specific components. </text:p>
      <text:p text:style-name="Text_20_body">These explanations should not be seen as the technical specification of the different components, nor they are the proposed wording for this proposal. </text:p>
      <text:h text:style-name="Heading_20_2" text:outline-level="2"><text:bookmark-start text:name="__RefHeading__905_1309699920"/>Header &lt;process&gt; synopsis<text:bookmark-end text:name="__RefHeading__905_1309699920"/></text:h>
      <table:table table:name="Tableau6" table:style-name="Tableau6">
        <table:table-column table:style-name="Tableau6.A"/>
        <table:table-row>
          <table:table-cell table:style-name="Tableau6.A1" office:value-type="string">
            <text:p text:style-name="P13">namespace std {</text:p>
            <text:p text:style-name="P13"><text:tab/>enum struct terminate_flag;</text:p>
            <text:p text:style-name="P13"><text:line-break/><text:tab/>class process;</text:p>
            <text:p text:style-name="P13"/>
            <text:p text:style-name="P13"><text:tab/>namespace this_process {</text:p>
            <text:p text:style-name="P13"><text:tab/><text:tab/><text:span text:style-name="T6">inline process::id get_id();</text:span></text:p>
            <text:p text:style-name="P13"><text:span text:style-name="T6"/></text:p>
            <text:p text:style-name="P13"><text:span text:style-name="T6"><text:tab/><text:tab/>template &lt;typename... Args&gt;<text:line-break/><text:tab/><text:tab/>void exec(const string&amp; cmd, Args&amp;&amp;... args);</text:span></text:p>
            <text:p text:style-name="P13"/>
            <text:p text:style-name="P13"><text:span text:style-name="T6"><text:tab/><text:tab/>template &lt;typename... Args&gt;</text:span></text:p>
            <text:p text:style-name="P13"><text:span text:style-name="T6"><text:tab/><text:tab/>void spawn(const string&amp; cmd, Args&amp;&amp;... args);</text:span></text:p>
            <text:p text:style-name="P13"><text:span text:style-name="T6"/></text:p>
            <text:p text:style-name="P13"><text:span text:style-name="T6"><text:tab/><text:tab/>template &lt;typename... Args&gt;</text:span></text:p>
            <text:p text:style-name="P13"><text:span text:style-name="T6"><text:tab/><text:tab/>void spawn_wait(const string&amp; cmd, Args&amp;&amp;... args);</text:span></text:p>
            <text:p text:style-name="P13"><text:tab/>}</text:p>
            <text:p text:style-name="P13"/>
            <text:p text:style-name="P13">}</text:p>
          </table:table-cell>
        </table:table-row>
      </table:table>
      <text:p text:style-name="Text_20_body"/>
      <text:p text:style-name="Text_20_body"><text:span text:style-name="T2">this_process::exec(cmd, args...)</text:span> replace the current process image with the image of the <text:span text:style-name="T2">cmd</text:span> program, and executes this image with the arguments <text:span text:style-name="T2">args...</text:span>. The function returns only if an error occurs (in which case a <text:span text:style-name="T2">system_error</text:span> exception is thrown). All <text:span text:style-name="T2">Ti</text:span> in <text:span text:style-name="T2">Args</text:span> shall have an existing <text:span text:style-name="T2">operator&lt;&lt;(ostream&amp;, Ti)</text:span><text:span text:style-name="T8">.</text:span></text:p>
      <text:p text:style-name="Text_20_body">Calling <text:span text:style-name="T2">this_process::spawn(cmd, args...)</text:span> is equivalent to calling (pseudo-code):</text:p>
      <table:table table:name="Tableau10" table:style-name="Tableau10">
        <table:table-column table:style-name="Tableau10.A"/>
        <table:table-row>
          <table:table-cell table:style-name="Tableau10.A1" office:value-type="string">
            <text:p text:style-name="P14">process([](){</text:p>
            <text:p text:style-name="P14"><text:tab/>this_process::exec(cmd, args...);</text:p>
            <text:p text:style-name="P14">}).detach();</text:p>
          </table:table-cell>
        </table:table-row>
      </table:table>
      <text:p text:style-name="Text_20_body"/>
      <text:p text:style-name="Text_20_body">Calling <text:span text:style-name="T2">this_process::spawn_wait(cmd, args..)</text:span> is equivalent to calling (pseudo-code):</text:p>
      <table:table table:name="Tableau11" table:style-name="Tableau11">
        <table:table-column table:style-name="Tableau11.A"/>
        <table:table-row>
          <table:table-cell table:style-name="Tableau11.A1" office:value-type="string">
            <text:p text:style-name="P14">process([](){</text:p>
            <text:p text:style-name="P14"><text:tab/>this_process::exec(cmd, args...);</text:p>
            <text:p text:style-name="P14">}).join();</text:p>
          </table:table-cell>
        </table:table-row>
      </table:table>
      <text:p text:style-name="Text_20_body"/>
      <text:p text:style-name="Text_20_body">An implementation may chose to take advantage of a particular library or system call in order to optimize this sequence. </text:p>
      <text:h text:style-name="Heading_20_2" text:outline-level="2"><text:bookmark-start text:name="__RefHeading__907_1309699920"/><text:soft-page-break/>enum struct terminate_flag<text:bookmark-end text:name="__RefHeading__907_1309699920"/></text:h>
      <table:table table:name="Tableau8" table:style-name="Tableau8">
        <table:table-column table:style-name="Tableau8.A"/>
        <table:table-row>
          <table:table-cell table:style-name="Tableau8.A1" office:value-type="string">
            <text:p text:style-name="P13">namespace std {</text:p>
            <text:p text:style-name="P13"><text:tab/>enum struct terminate_flag</text:p>
            <text:p text:style-name="P13"><text:tab/>{</text:p>
            <text:p text:style-name="P13"><text:tab/><text:tab/>terminate_none,</text:p>
            <text:p text:style-name="P13"><text:tab/><text:tab/>terminate_child,</text:p>
            <text:p text:style-name="P13"><text:tab/><text:tab/>terminate_parent,</text:p>
            <text:p text:style-name="P13"><text:tab/><text:tab/>terminate_both</text:p>
            <text:p text:style-name="P13"><text:tab/>};</text:p>
            <text:p text:style-name="P13">}</text:p>
          </table:table-cell>
        </table:table-row>
      </table:table>
      <text:p text:style-name="Text_20_body"/>
      <text:p text:style-name="Text_20_body">The name of this enum struct is subject to change in future version of this proposal. It bears too much resemblance with the <text:span text:style-name="T2">std::terminate()</text:span> symbol while, at the same time, having a completely different semantic. Keeping this name might confuse users. </text:p>
      <text:p text:style-name="Text_20_body">Multiple other names are possible, including (but not limited to): </text:p>
      <text:list xml:id="list1246256877" text:style-name="L9">
        <text:list-item>
          <text:p text:style-name="P10">completion_flag</text:p>
        </text:list-item>
        <text:list-item>
          <text:p text:style-name="P10">finish_flag</text:p>
        </text:list-item>
        <text:list-item>
          <text:p text:style-name="P10">end_flag</text:p>
        </text:list-item>
      </text:list>
      <text:p text:style-name="Text_20_body"/>
      <text:h text:style-name="Heading_20_2" text:outline-level="2"><text:bookmark-start text:name="__RefHeading__909_1309699920"/><text:soft-page-break/>class process<text:bookmark-end text:name="__RefHeading__909_1309699920"/></text:h>
      <table:table table:name="Tableau9" table:style-name="Tableau9">
        <table:table-column table:style-name="Tableau9.A"/>
        <table:table-row>
          <table:table-cell table:style-name="Tableau9.A1" office:value-type="string">
            <text:p text:style-name="P13">namespace std {</text:p>
            <text:p text:style-name="P13"><text:tab/>class process</text:p>
            <text:p text:style-name="P13"><text:tab/>{</text:p>
            <text:p text:style-name="P13"><text:tab/>public:</text:p>
            <text:p text:style-name="P13"><text:tab/><text:tab/>typedef <text:span text:style-name="T4">implementation-defined</text:span></text:p>
            <text:p text:style-name="P13"><text:tab/><text:tab/> native_handle_type;</text:p>
            <text:p text:style-name="P13"/>
            <text:p text:style-name="P13"><text:tab/><text:tab/>class id;</text:p>
            <text:p text:style-name="P13"/>
            <text:p text:style-name="P13"><text:tab/><text:tab/>process(process&amp;) = delete;</text:p>
            <text:p text:style-name="P13"><text:tab/><text:tab/>process(const process&amp;) = delete;</text:p>
            <text:p text:style-name="P13"><text:tab/><text:tab/>process&amp; operator=(const process&amp;) = delete;</text:p>
            <text:p text:style-name="P13"/>
            <text:p text:style-name="P13"><text:tab/><text:tab/>process() = default;</text:p>
            <text:p text:style-name="P13"><text:tab/><text:tab/>process(process&amp;&amp; p) noexcept;</text:p>
            <text:p text:style-name="P13"/>
            <text:p text:style-name="P13"><text:tab/><text:tab/>template &lt;typename F, typename ...Args&gt;</text:p>
            <text:p text:style-name="P13"><text:tab/><text:tab/> explicit</text:p>
            <text:p text:style-name="P13"><text:tab/><text:tab/> process(terminate_flag tflag,</text:p>
            <text:p text:style-name="P13"><text:tab/><text:tab/> <text:s/>F&amp;&amp; f, Args&amp;&amp;... args);</text:p>
            <text:p text:style-name="P13"/>
            <text:p text:style-name="P13"><text:tab/><text:tab/>template &lt;typename F, typename ...Args&gt;</text:p>
            <text:p text:style-name="P13"><text:tab/><text:tab/> explicit</text:p>
            <text:p text:style-name="P13"><text:tab/><text:tab/> process(F&amp;&amp; f, Args&amp;&amp;... args);</text:p>
            <text:p text:style-name="P13"/>
            <text:p text:style-name="P13"><text:tab/><text:tab/>~process();</text:p>
            <text:p text:style-name="P13"/>
            <text:p text:style-name="P13"><text:tab/><text:tab/>process&amp; operator=(process&amp;&amp; p) noexcept;</text:p>
            <text:p text:style-name="P13"><text:tab/><text:tab/>void swap(process&amp; t) noexcept;</text:p>
            <text:p text:style-name="P13"/>
            <text:p text:style-name="P13"><text:tab/><text:tab/>void detach();</text:p>
            <text:p text:style-name="P13"><text:tab/><text:tab/>void join();</text:p>
            <text:p text:style-name="P13"><text:tab/><text:tab/>bool joinable() const noexcept;</text:p>
            <text:p text:style-name="P13"/>
            <text:p text:style-name="P13"><text:tab/><text:tab/>process::id get_id() const noexcept;</text:p>
            <text:p text:style-name="P13"><text:tab/><text:tab/>native_handle_type native_handle() const noexcept;</text:p>
            <text:p text:style-name="P13"><text:tab/>};</text:p>
            <text:p text:style-name="P13">}</text:p>
          </table:table-cell>
        </table:table-row>
      </table:table>
      <text:p text:style-name="Text_20_body"/>
      <text:p text:style-name="Text_20_body">An <text:span text:style-name="T2">std::process</text:span> instance represents an operating system process. </text:p>
      <text:p text:style-name="Text_20_body">Like threads instances, processes instances are <text:span text:style-name="T4">DefaultConstructible</text:span>, <text:span text:style-name="T4">Destructible, Movable</text:span> and <text:span text:style-name="T4">Swapable</text:span> but they are not <text:span text:style-name="T4">CopyConstructible</text:span> nor <text:span text:style-name="T4">Assignable</text:span>.</text:p>
      <text:p text:style-name="Text_20_body">A process instance <text:span text:style-name="T2">p</text:span> may exist in two flavor : either it represents an existing operating system process (in which case <text:span text:style-name="T2">p.get_id() != process::id()</text:span> - such a process is said to be joinable). or it doesn't (in which case <text:span text:style-name="T2">p.get_id() == process::id()</text:span>; such a process is non-joinable). </text:p>
      <text:p text:style-name="Text_20_body">Joining (<text:span text:style-name="T2">p.join()</text:span>) or detaching (<text:span text:style-name="T2">p.detach()</text:span>) a non-joinable process raises a system_error exception. </text:p>
      <text:p text:style-name="Text_20_body">Joining (<text:span text:style-name="T2">p.join()</text:span>) or detaching (<text:span text:style-name="T2">p.detach()</text:span>) a joinable process makes the process instance non-joinable. Of course, <text:span text:style-name="T2">p.join()</text:span> is a blocking call. </text:p>
      <text:p text:style-name="Text_20_body">Destroying a joinable process results in the call of <text:span text:style-name="T2">std::terminate()</text:span>. The same happens if we move a process instance into a joinable process instance. </text:p>
      <text:p text:style-name="Text_20_body">Detaching (<text:span text:style-name="T2">p.detach()</text:span>) a process should not create an operating system resource leak. </text:p>
      <text:p text:style-name="Text_20_body"><text:soft-page-break/>To create a joinable process, one must construct a process instance using one of the template constructor. The arguments to these constructor must respect several requirements, including:</text:p>
      <text:list xml:id="list390800293" text:style-name="L10">
        <text:list-item>
          <text:p text:style-name="P11"><text:span text:style-name="T2">F</text:span> and each <text:span text:style-name="T2">Ti</text:span> in <text:span text:style-name="T2">Args</text:span> shall be <text:span text:style-name="T4">MoveConstructible</text:span>.</text:p>
        </text:list-item>
        <text:list-item>
          <text:p text:style-name="P11"><text:span text:style-name="T2">INVOKE(DECAY_COPY(std::forward&lt;F&gt;(f)), DECAY_COPY(std::forward&lt;Args&gt;(args))...)</text:span> shall be a valid expression.</text:p>
        </text:list-item>
      </text:list>
      <text:p text:style-name="Text_20_body">The invocation of the copied callable is done in the created process child. The DECAY_COPY is executed in the context of the parent process – any exception thrown during this copy will be thrown in the constructing process, not in the child process. </text:p>
      <text:p text:style-name="Text_20_body">The completion of the invocation of the constructor synchronizes with the beginning of the invocation of the copy of <text:span text:style-name="T2">f</text:span>.</text:p>
      <text:p text:style-name="Text_20_body">Calling <text:span text:style-name="T2">process(f, args...)</text:span> is equivalent to calling (via delegation or other mechanisms) <text:span text:style-name="T2">process(terminate_flag::terminate_child, f, args...)</text:span>. </text:p>
      <text:p text:style-name="Text_20_body"/>
      <text:h text:style-name="Heading_20_2" text:outline-level="2"><text:bookmark-start text:name="__RefHeading__911_1309699920"/>class process::id<text:bookmark-end text:name="__RefHeading__911_1309699920"/></text:h>
      <table:table table:name="Tableau7" table:style-name="Tableau7">
        <table:table-column table:style-name="Tableau7.A"/>
        <table:table-row>
          <table:table-cell table:style-name="Tableau7.A1" office:value-type="string">
            <text:p text:style-name="P13">namespace std {</text:p>
            <text:p text:style-name="P13"><text:tab/>class process::id</text:p>
            <text:p text:style-name="P13"><text:tab/>{</text:p>
            <text:p text:style-name="P13"><text:tab/>public:</text:p>
            <text:p text:style-name="P13"><text:tab/><text:tab/>id() noexcept;</text:p>
            <text:p text:style-name="P13"><text:tab/>}</text:p>
            <text:p text:style-name="P13"/>
            <text:p text:style-name="P13"><text:tab/>template&lt;class CharT, class Traits&gt;<text:line-break/><text:tab/> inline basic_ostream&lt;CharT, Traits&gt;&amp;<text:line-break/><text:tab/> operator&lt;&lt;(</text:p>
            <text:p text:style-name="P13"><text:tab/> <text:s/>basic_ostream&lt;CharT, Traits&gt;&amp; out,</text:p>
            <text:p text:style-name="P13"><text:tab/> <text:s/>process::id id);<text:line-break/></text:p>
            <text:p text:style-name="P13"><text:tab/>inline bool operator==(process::id x, process::id y);<text:line-break/><text:tab/>inline bool operator!=(process::id x, process::id y);<text:line-break/><text:tab/>inline bool operator&lt;=(process::id x, process::id y);<text:line-break/><text:tab/>inline bool operator&gt;=(process::id x, process::id y);<text:line-break/><text:tab/>inline bool operator&lt;(process::id x, process::id y);<text:line-break/><text:tab/>inline bool operator&gt;(process::id x, process::id y);<text:line-break/></text:p>
            <text:p text:style-name="P13"><text:tab/>template &lt;class T&gt; struct hash;</text:p>
            <text:p text:style-name="P13"><text:tab/>template &lt;&gt; struct hash&lt;process::id&gt;;</text:p>
            <text:p text:style-name="P13">}</text:p>
          </table:table-cell>
        </table:table-row>
      </table:table>
      <text:p text:style-name="Text_20_body"/>
      <text:p text:style-name="Text_20_body">The textual representation of any <text:span text:style-name="T2">process::id</text:span> instance is not to be defined by this proposal – it ultimately depends on the vendor implementation of that class. However, it should be noted that if <text:span text:style-name="T2">x</text:span> and <text:span text:style-name="T2">y</text:span> are two instances of <text:span text:style-name="T2">process::id</text:span> then:</text:p>
      <text:list xml:id="list1122672962" text:style-name="L8">
        <text:list-item>
          <text:p text:style-name="P9"><text:span text:style-name="T2">x == y</text:span> means that both <text:span text:style-name="T2">x</text:span> and <text:span text:style-name="T2">y</text:span> have the same textual representation;</text:p>
        </text:list-item>
        <text:list-item>
          <text:p text:style-name="P9"><text:span text:style-name="T2">x != y</text:span> means that <text:span text:style-name="T2">x</text:span> and <text:span text:style-name="T2">y</text:span> have different textual representation. </text:p>
        </text:list-item>
      </text:list>
      <text:p text:style-name="Text_20_body">Of course, the specialized <text:span text:style-name="T2">hash&lt;&gt;</text:span> for process::id must meet the requirements of class template hash. </text:p>
      <text:h text:style-name="Heading_20_1" text:outline-level="1"><text:bookmark-start text:name="__RefHeading__142_702465479"/><text:soft-page-break/>Additional notes, questions, answers<text:bookmark-end text:name="__RefHeading__142_702465479"/></text:h>
      <text:h text:style-name="Heading_20_2" text:outline-level="2"><text:bookmark-start text:name="__RefHeading__144_702465479"/>Microsoft Windows and fork()<text:bookmark-end text:name="__RefHeading__144_702465479"/></text:h>
      <text:p text:style-name="Text_20_body">I believe that this proposal can be implemented on all modern major operating system, including POSIX systems such as Linux or *BSD (including Mac OS X) and the Microsoft Windows operating system. </text:p>
      <text:p text:style-name="Text_20_body">The WINAPI does not propose any equivalent to the fork() POSIX function yet it should be noted that implementing such a function is feasible: both Interix (a POSIX skin provided by Microsoft) and the cygwin environment provides such implementations through the means of the lower level NTAPI <text:span text:style-name="T2">ZwCreateProcess()</text:span> - which is essentially a basic <text:span text:style-name="T2">fork()</text:span>.</text:p>
      <text:h text:style-name="Heading_20_2" text:outline-level="2"><text:bookmark-start text:name="__RefHeading__200_702465479"/>What should be the type of the <text:span text:style-name="T4">cmd</text:span> argument of this_process::exec() ?<text:bookmark-end text:name="__RefHeading__200_702465479"/></text:h>
      <text:p text:style-name="Text_20_body">Windows <text:span text:style-name="T2">_execv()</text:span> function has a wide string counterpart named <text:span text:style-name="T2">_wexecv()</text:span>. Most POSIX systems don't have any equivalent to this function.</text:p>
      <text:p text:style-name="Text_20_body">I believe that UFT8 strings can be used to represent all possible command names, but support for UTF16 command names might be of interest as well on systems that support them. It's possible to convert UTF16 to UTF8 but the conversion comes with a performance penalty.</text:p>
      <text:h text:style-name="Heading_20_2" text:outline-level="2"><text:bookmark-start text:name="__RefHeading__675_1309699920"/>Should this proposal include some form of signal management?<text:bookmark-end text:name="__RefHeading__675_1309699920"/></text:h>
      <text:p text:style-name="Text_20_body">Signals is a widely used IPC mechanism on POSIX systems. The POSIX specification proposes a complete solution to send or handle signals to other processes in the form of several system calls, including <text:span text:style-name="T2">kill()</text:span> (to send signals) or <text:span text:style-name="T2">sigaction()</text:span> (to register signal handlers). It also defines a list of 28 different signal codes, including signals that were specifically defined to communicate information to the signaled process (<text:span text:style-name="T2">SIGUSR1</text:span>, <text:span text:style-name="T2">SIGUSR2</text:span>). </text:p>
      <text:p text:style-name="Text_20_body">However, signals are yet to be universal. Microsoft Windows does allow the possibility to install signal handlers but these handlers are restricted WRT their POSIX counterpart. Moreover, no interprocess signals are defined on the Windows platform and the operating system does not provide any way to signal a specific process (i.e. it lacks a <text:span text:style-name="T2">kill()</text:span> function).</text:p>
      <text:p text:style-name="Text_20_body">While it's possible, I think that proposing a solution to work around these limitation is of limited interest at best: such a solution would not be interoperable with programs written in another language or with programs that were written using an earlier version of the C++ standard.</text:p>
      <text:h text:style-name="Heading_20_2" text:outline-level="2"><text:bookmark-start text:name="__RefHeading__966_1309699920"/>Should the proposal handle process return codes?<text:bookmark-end text:name="__RefHeading__966_1309699920"/></text:h>
      <text:p text:style-name="Text_20_body">In the current ISO/IEC C++ standard, std::thread constructor discards the thread return code. This proposal took the same road.</text:p>
      <text:p text:style-name="Text_20_body">However, process return codes and thread return codes don't have the same interest. Since a thread lives in the same memory space than all other threads in a particular process, it still has the possibility to communicate a pseudo return value to its parent (or to any other thread). Processes don't have this possibility. </text:p>
      <text:p text:style-name="Text_20_body"><text:soft-page-break/>Moreover, the return code of a process is often an important indication – one that may change the behavior of the parent process. A shell programmed in C++ should be able to get return code from its child processes as it may base the execution of further process on this result. </text:p>
      <text:p text:style-name="Text_20_body">Factoring in process return codes is not a difficult task. It might require a change in the behavior of the <text:span text:style-name="T2">std::process</text:span> constructors (if the copied callable returns an int then this value should be stored) and another change here and there (<text:span text:style-name="T2">p.join()</text:span> might return a value, as well as <text:span text:style-name="T2">this_process::spawn_wait()</text:span>).</text:p>
      <text:h text:style-name="Heading_20_1" text:outline-level="1"><text:bookmark-start text:name="__RefHeading__677_1309699920"/>Implementation<text:bookmark-end text:name="__RefHeading__677_1309699920"/></text:h>
      <text:p text:style-name="Text_20_body">Before I submitted this proposal I created a mock implementation of all the proposed modifications. This mock implementation is available on Google Code at the following address:</text:p>
      <text:p text:style-name="Text_20_body"><text:tab/><text:a xlink:type="simple" xlink:href="https://code.google.com/p/edt-process-cpp1y/">https://code.google.com/p/edt-process-cpp1y/</text:a></text:p>
      <text:p text:style-name="Text_20_body">For those who are interested this repository also contains additional notes on the proposal itself – notes that I later decided to not add to the first version of the proposal as I do not consider them to be stable or clear enough yet. </text:p>
      <text:h text:style-name="Heading_20_1" text:outline-level="1"><text:bookmark-start text:name="__RefHeading__801_1309699920"/>Bibliography<text:bookmark-end text:name="__RefHeading__801_1309699920"/></text:h>
      <text:p text:style-name="Text_20_body"><text:span text:style-name="T1">[POSIX]</text:span><text:span text:style-name="T7"> “</text:span><text:span text:style-name="T5">The Open Group Base Specifications Issue 7” ; IEEE Std 1003.1-2008. Available on the Internet at </text:span><text:a xlink:type="simple" xlink:href="http://pubs.opengroup.org/onlinepubs/9699919799/">http://pubs.opengroup.org/onlinepubs/9699919799/</text:a><text:span text:style-name="T5"> (might requires the creation of a free account).</text:span></text:p>
      <text:h text:style-name="Heading_20_1" text:outline-level="1"><text:bookmark-start text:name="__RefHeading__272_702465479"/>Thanks<text:bookmark-end text:name="__RefHeading__272_702465479"/></text:h>
      <text:p text:style-name="Text_20_body">I want to thank many of my forum contacts who helped me to shape this proposal. In no particular order:</text:p>
      <text:list xml:id="list1724287950" text:style-name="L5">
        <text:list-item>
          <text:p text:style-name="P7">Medinoc</text:p>
        </text:list-item>
        <text:list-item>
          <text:p text:style-name="P7">Iradrille</text:p>
        </text:list-item>
        <text:list-item>
          <text:p text:style-name="P7">Joël Lamotte</text:p>
        </text:list-item>
        <text:list-item>
          <text:p text:style-name="P7">Guillaume Beltz</text:p>
        </text:list-item>
        <text:list-item>
          <text:p text:style-name="P7">Victor Gasgas</text:p>
        </text:list-item>
      </text:list>
      <text:p text:style-name="Text_20_body">I may have forgotten someone – in which case I hereby present my most sincere apologies. </text:p>
      <text:p text:style-name="Text_20_body">Most if not all these fine people can be reached on the Internet at:</text:p>
      <text:p text:style-name="Text_20_body"><text:tab/><text:a xlink:type="simple" xlink:href="http://www.developpez.net/forums/f19/c-cpp/cpp/">http://www.developpez.net/forums/f19/c-cpp/cpp/</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onaco" svg:font-family="Monaco, 'DejaVu Sans Mono', 'Bitstream Vera Sans Mono', 'Lucida Console', monospace"/>
    <style:font-face style:name="OpenSymbol" svg:font-family="OpenSymbol"/>
    <style:font-face style:name="Verdana" svg:font-family="Verdana, Arial, Helvetica, sans-serif"/>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Light2" svg:font-family="'DejaVu Sans Light'" style:font-family-generic="swiss" style:font-pitch="variable"/>
    <style:font-face style:name="DejaVu Sans Light" svg:font-family="'DejaVu Sans Light'" style:font-adornments="ExtraLight" style:font-family-generic="swiss" style:font-pitch="variable"/>
    <style:font-face style:name="DejaVu Sans Light1" svg:font-family="'DejaVu Sans Light'" style:font-adornments="Gra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Light" fo:font-weight="150" style:font-size-asian="10.5pt"/>
    </style:style>
    <style:style style:name="Heading" style:family="paragraph" style:parent-style-name="Standard" style:next-style-name="Text_20_body" style:class="text">
      <style:paragraph-properties fo:margin-top="1.02cm" fo:margin-bottom="2.011cm" fo:text-align="center" style:justify-single-word="false" fo:keep-with-next="always"/>
      <style:text-properties fo:font-variant="small-caps" fo:color="#94bd5e" style:font-name="DejaVu Sans Light1" fo:font-size="24pt" fo:font-weight="bold"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font-size="10.5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8pt" style:font-size-asian="10.5pt"/>
    </style:style>
    <style:style style:name="Contents_20_Heading" style:display-name="Contents Heading" style:family="paragraph" style:parent-style-name="Heading" style:class="index" style:master-page-name="">
      <style:paragraph-properties fo:margin="100%" fo:margin-left="0cm" fo:margin-right="0cm" fo:margin-top="1.02cm" fo:margin-bottom="1cm" fo:text-align="start" style:justify-single-word="false" fo:text-indent="0cm" style:auto-text-indent="false" style:page-number="auto" text:number-lines="false" text:line-number="0"/>
      <style:text-properties fo:font-variant="normal" fo:text-transform="none" fo:color="#355e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72cm" fo:margin-bottom="0.409cm" fo:text-align="start" style:justify-single-word="false"/>
      <style:text-properties fo:font-variant="normal" fo:text-transform="none" fo:color="#355e00" fo:font-size="24pt" fo:font-weight="150"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3cm" fo:margin-bottom="0.409cm" fo:text-align="start" style:justify-single-word="false" fo:text-indent="0cm" style:auto-text-indent="false" style:page-number="auto" fo:background-color="transparent" style:shadow="none">
        <style:tab-stops/>
        <style:background-image/>
      </style:paragraph-properties>
      <style:text-properties fo:color="#355e00" fo:font-size="13pt" fo:font-style="normal" fo:font-weight="bold" style:font-size-asian="14pt" style:font-style-asian="italic" style:font-weight-asian="bold" style:font-size-complex="14pt" style:font-style-complex="italic" style:font-weight-complex="normal"/>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82cm" fo:margin-bottom="0.81cm" fo:text-align="start" style:justify-single-word="false" fo:text-indent="0cm" style:auto-text-indent="false" style:shadow="none" text:number-lines="false" text:line-number="0"/>
      <style:text-properties fo:font-variant="normal" fo:text-transform="none" fo:color="#355e00" fo:font-size="16pt" fo:font-weight="bold" style:font-size-asian="16pt" style:font-weight-asian="bold" style:font-size-complex="16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42cm" fo:margin-bottom="0.409cm" fo:text-align="start" style:justify-single-word="false" fo:text-indent="0cm" style:auto-text-indent="false" text:number-lines="false" text:line-number="0"/>
      <style:text-properties fo:font-variant="normal" fo:text-transform="none" fo:color="#355e00" fo:font-size="24pt" fo:font-weight="150" style:font-size-asian="16pt" style:font-weight-asian="bold" style:font-size-complex="16pt"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3.043cm" style:rel-column-width="11729*"/>
    </style:style>
    <style:style style:name="Tableau2.B" style:family="table-column">
      <style:table-column-properties style:column-width="10.936cm" style:rel-column-width="42157*"/>
    </style:style>
    <style:style style:name="Tableau2.C" style:family="table-column">
      <style:table-column-properties style:column-width="3.022cm" style:rel-column-width="11649*"/>
    </style:style>
    <style:style style:name="Tableau2.A1" style:family="table-cell">
      <style:table-cell-properties fo:padding="0.097cm" fo:border="none"/>
    </style:style>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Footer">(unassigned)</text:p>
            </table:table-cell>
            <table:table-cell table:style-name="Tableau2.A1" office:value-type="string">
              <text:p text:style-name="MP1"><text:title>Processes and inter-process communication</text:title></text:p>
            </table:table-cell>
            <table:table-cell table:style-name="Tableau2.A1" office:value-type="string">
              <text:p text:style-name="Footer_20_right">Page <text:page-number text:select-page="current">3</text:page-number>/<text:page-count>1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DELOGET</meta:initial-creator>
    <meta:creation-date>2013-04-10T16:46:35</meta:creation-date>
    <meta:editing-cycles>12</meta:editing-cycles>
    <meta:editing-duration>PT6H10M36S</meta:editing-duration>
    <dc:description>A proposal for the C++ normalisation comitee. </dc:description>
    <dc:title>Processes and inter-process communication</dc:title>
    <dc:date>2013-04-11T15:01:34</dc:date>
    <dc:creator>Emmanuel DELOGET</dc:creator>
    <meta:generator>LibreOffice/3.5$Linux_X86_64 LibreOffice_project/350m1$Build-2</meta:generator>
    <meta:document-statistic meta:table-count="11" meta:image-count="0" meta:object-count="0" meta:page-count="13" meta:paragraph-count="275" meta:word-count="3584" meta:character-count="23413" meta:non-whitespace-character-count="19886"/>
  </office:meta>
</office:document-meta>
</file>